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68cm" fo:min-width="0.11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34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15cm" fo:min-width="2.421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85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0.494cm" fo:min-width="1.2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  <style:paragraph-properties style:writing-mode="lr-tb"/>
    </style:style>
    <style:style style:name="gr13" style:family="graphic" style:parent-style-name="objectwithoutfill">
      <style:graphic-properties svg:stroke-color="#ff0000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"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" fo:font-size="10pt" style:font-size-asian="10pt" style:font-size-complex="10pt"/>
    </style:style>
    <style:style style:name="P3" style:family="paragraph">
      <style:paragraph-properties fo:text-align="center" style:writing-mode="lr-tb"/>
      <style:text-properties fo:color="#000000" style:font-name="Times" fo:font-size="11pt" style:font-size-asian="11pt" style:font-size-complex="11pt"/>
    </style:style>
    <style:style style:name="P4" style:family="paragraph">
      <loext:graphic-properties draw:fill-color="#ffffff"/>
      <style:paragraph-properties fo:text-align="center" style:writing-mode="lr-tb"/>
      <style:text-properties fo:color="#000000" style:font-name="Times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Times" fo:font-size="8pt" style:font-size-asian="8pt" style:font-size-complex="8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fo:color="#000000" style:font-name="Times" fo:font-size="7pt" style:font-size-asian="7pt" style:font-size-complex="7pt"/>
    </style:style>
    <style:style style:name="P13" style:family="paragraph">
      <loext:graphic-properties draw:fill-color="#ffffff"/>
      <style:paragraph-properties fo:text-align="center" style:writing-mode="lr-tb"/>
      <style:text-properties fo:color="#000000" style:font-name="Times" fo:font-size="7pt" style:font-size-asian="7pt" style:font-size-complex="7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Times" fo:font-size="11pt" style:font-size-asian="11pt" style:font-size-complex="11pt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style:writing-mode="lr-tb"/>
      <style:text-properties fo:font-size="16pt" style:font-size-asian="16pt" style:font-size-complex="16pt"/>
    </style:style>
    <style:style style:name="P19" style:family="paragraph">
      <style:paragraph-properties style:writing-mode="lr-tb"/>
      <style:text-properties fo:font-size="30pt" style:font-size-asian="30pt" style:font-size-complex="30pt"/>
    </style:style>
    <style:style style:name="P20" style:family="paragraph">
      <style:paragraph-properties fo:margin-top="0.5cm" fo:margin-bottom="0cm"/>
    </style:style>
    <style:style style:name="T1" style:family="text">
      <style:text-properties style:font-name="Times" fo:font-size="10pt" style:font-size-asian="10pt" style:font-size-complex="10pt"/>
    </style:style>
    <style:style style:name="T2" style:family="text">
      <style:text-properties style:text-position="-8% 58%" style:font-name="Times" fo:font-size="10pt" style:font-size-asian="10pt" style:font-size-complex="10pt"/>
    </style:style>
    <style:style style:name="T3" style:family="text">
      <style:text-properties fo:color="#000000" style:font-name="Times" fo:font-size="11pt" style:font-size-asian="11pt" style:font-size-complex="11pt"/>
    </style:style>
    <style:style style:name="T4" style:family="text">
      <style:text-properties style:font-name="Times" fo:font-size="11pt" style:font-size-asian="11pt" style:font-size-complex="11pt"/>
    </style:style>
    <style:style style:name="T5" style:family="text">
      <style:text-properties style:font-name="Times" fo:font-size="8pt" style:font-size-asian="8pt" style:font-size-complex="8pt"/>
    </style:style>
    <style:style style:name="T6" style:family="text">
      <style:text-properties fo:color="#000000" style:font-name="Times" fo:font-size="7pt" style:font-size-asian="7pt" style:font-size-complex="7pt"/>
    </style:style>
    <style:style style:name="T7" style:family="text">
      <style:text-properties fo:color="#000000" style:font-name="Times"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solid" style:text-line-through-type="singl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933" style:text-outline="false" style:text-line-through-style="none" style:text-line-through-type="non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line-through-style="solid" style:text-line-through-type="single" style:font-name="Courier New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solid" style:text-line-through-type="singl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font-name="Courier New" fo:font-size="16pt" style:font-size-asian="16pt" style:font-size-complex="16pt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style:font-name="Courier New1" fo:font-size="16pt" style:font-size-asian="16pt" style:font-size-complex="16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style:letter-kerning="true" fo:background-color="transparent" style:font-name-asian="PingFang SC" style:font-size-asian="16pt" style:font-style-asian="normal" style:font-name-complex="Arial Unicode MS" style:font-size-complex="16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style:letter-kerning="true" fo:background-color="transparent" style:font-name-asian="PingFang SC" style:font-size-asian="16pt" style:font-style-asian="normal" style:font-name-complex="Arial Unicode MS" style:font-size-complex="16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fo:background-color="transparent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ourier" fo:font-size="14pt" fo:font-style="normal" fo:text-shadow="none" style:text-underline-style="none" style:letter-kerning="true" fo:background-color="transparent" style:font-name-asian="PingFang SC" style:font-size-asian="14pt" style:font-style-asian="normal" style:font-name-complex="Arial Unicode MS" style:font-size-complex="1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Courier" fo:font-size="14pt" fo:font-style="normal" fo:text-shadow="none" style:text-underline-style="none" fo:font-weight="bold" style:letter-kerning="true" fo:background-color="transparent" style:font-name-asian="PingFang SC" style:font-size-asian="14pt" style:font-style-asian="normal" style:font-weight-asian="bold" style:font-name-complex="Arial Unicode MS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letter-kerning="true" fo:background-color="transparent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0.874cm" svg:height="0.874cm" svg:x="4.916cm" svg:y="4.864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4cm" svg:height="0.874cm" svg:x="4.917cm" svg:y="6.534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34cm" svg:height="1.2cm" svg:x="6.546cm" svg:y="5.542cm">
          <text:p text:style-name="P3"><text:span text:style-name="T3">High-Recall </text:span><text:span text:style-name="T3"><text:line-break/></text:span><text:span text:style-name="T3">Match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9cm" svg:y1="5.477cm" svg:x2="6.546cm" svg:y2="5.868cm">
          <text:p/>
        </draw:line>
        <draw:line draw:style-name="gr3" draw:text-style-name="P5" draw:layer="layout" svg:x1="5.791cm" svg:y1="6.82cm" svg:x2="6.546cm" svg:y2="6.403cm">
          <text:p/>
        </draw:line>
        <draw:custom-shape draw:style-name="gr2" draw:text-style-name="P4" draw:layer="layout" svg:width="3.234cm" svg:height="1.2cm" svg:x="10.471cm" svg:y="5.555cm">
          <text:p text:style-name="P3"><text:span text:style-name="T3">Transformers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78cm" svg:y1="6.155cm" svg:x2="10.471cm" svg:y2="6.155cm">
          <text:p/>
        </draw:line>
        <draw:line draw:style-name="gr3" draw:text-style-name="P5" draw:layer="layout" svg:x1="13.705cm" svg:y1="6.168cm" svg:x2="14.396cm" svg:y2="6.168cm">
          <text:p/>
        </draw:line>
        <draw:custom-shape draw:style-name="gr2" draw:text-style-name="P4" draw:layer="layout" svg:width="3.234cm" svg:height="1.2cm" svg:x="14.409cm" svg:y="5.568cm">
          <text:p text:style-name="P3"><text:span text:style-name="T3">Post-Processing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.643cm" svg:y1="6.142cm" svg:x2="18.334cm" svg:y2="6.142cm">
          <text:p/>
        </draw:line>
        <draw:custom-shape draw:style-name="gr1" draw:text-style-name="P2" draw:layer="layout" svg:width="0.874cm" svg:height="0.874cm" svg:x="18.347cm" svg:y="5.7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2" draw:layer="layout" svg:width="0.874cm" svg:height="0.874cm" svg:x="6.065cm" svg:y="7.916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4cm" svg:height="0.874cm" svg:x="6.066cm" svg:y="9.586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34cm" svg:height="1.2cm" svg:x="7.695cm" svg:y="8.594cm">
          <text:p text:style-name="P3"><text:span text:style-name="T3">High-Recall </text:span><text:span text:style-name="T3"><text:line-break/></text:span><text:span text:style-name="T3">Match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939cm" svg:y1="8.529cm" svg:x2="7.695cm" svg:y2="8.92cm">
          <text:p/>
        </draw:line>
        <draw:line draw:style-name="gr3" draw:text-style-name="P5" draw:layer="layout" svg:x1="6.94cm" svg:y1="9.872cm" svg:x2="7.695cm" svg:y2="9.455cm">
          <text:p/>
        </draw:line>
        <draw:custom-shape draw:style-name="gr2" draw:text-style-name="P4" draw:layer="layout" svg:width="3.234cm" svg:height="1.2cm" svg:x="11.62cm" svg:y="8.607cm">
          <text:p text:style-name="P3"><text:span text:style-name="T3">Transformers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929cm" svg:y1="9.207cm" svg:x2="11.62cm" svg:y2="9.207cm">
          <text:p/>
        </draw:line>
        <draw:line draw:style-name="gr3" draw:text-style-name="P5" draw:layer="layout" svg:x1="14.854cm" svg:y1="9.22cm" svg:x2="15.545cm" svg:y2="9.22cm">
          <text:p/>
        </draw:line>
        <draw:custom-shape draw:style-name="gr2" draw:text-style-name="P4" draw:layer="layout" svg:width="3.234cm" svg:height="1.2cm" svg:x="15.558cm" svg:y="8.62cm">
          <text:p text:style-name="P3"><text:span text:style-name="T3">Post-Processing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792cm" svg:y1="9.194cm" svg:x2="19.483cm" svg:y2="9.194cm">
          <text:p/>
        </draw:line>
        <draw:custom-shape draw:style-name="gr1" draw:text-style-name="P2" draw:layer="layout" svg:width="0.874cm" svg:height="0.874cm" svg:x="19.496cm" svg:y="8.77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92cm" svg:height="2.022cm" svg:x="5.973cm" svg:y="3.703cm">
          <text:p text:style-name="P7"><text:span text:style-name="T4">🤗 </text:span><text:span text:style-name="T4">huggingface </text:span><text:span text:style-name="T4"><text:line-break/></text:span><text:span text:style-name="T4">libr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5" draw:layer="layout" svg:x1="8.893cm" svg:y1="4.838cm" svg:x2="11.62cm" svg:y2="4.838cm">
          <text:p/>
        </draw:line>
        <draw:custom-shape draw:style-name="gr2" draw:text-style-name="P4" draw:layer="layout" svg:width="3.234cm" svg:height="1.2cm" svg:x="11.621cm" svg:y="4.289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3.157cm" svg:y1="5.489cm" svg:x2="13.183cm" svg:y2="8.607cm">
          <text:p/>
        </draw:line>
        <draw:custom-shape draw:style-name="gr1" draw:text-style-name="P2" draw:layer="layout" svg:width="0.874cm" svg:height="0.874cm" svg:x="12.746cm" svg:y="2.441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173cm" svg:y1="3.315cm" svg:x2="13.181cm" svg:y2="4.289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9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3" draw:text-style-name="P9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4" draw:layer="layout" svg:width="3.234cm" svg:height="1.2cm" svg:x="12.223cm" svg:y="2.208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27cm" svg:y1="2.793cm" svg:x2="12.223cm" svg:y2="2.793cm">
          <text:p/>
        </draw:line>
        <draw:custom-shape draw:style-name="gr1" draw:text-style-name="P2" draw:layer="layout" svg:width="0.874cm" svg:height="0.874cm" svg:x="7.388cm" svg:y="2.36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624cm" svg:height="1.19cm" svg:x="7.051cm" svg:y="3.334cm">
          <draw:text-box>
            <text:p><text:span text:style-name="T5">Positives and negatives</text:span></text:p>
          </draw:text-box>
        </draw:frame>
        <draw:custom-shape draw:style-name="gr2" draw:text-style-name="P4" draw:layer="layout" svg:width="3.234cm" svg:height="1.2cm" svg:x="12.04cm" svg:y="6.736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087cm" svg:y1="7.321cm" svg:x2="12.04cm" svg:y2="7.321cm">
          <text:p/>
        </draw:line>
        <draw:custom-shape draw:style-name="gr1" draw:text-style-name="P2" draw:layer="layout" svg:width="0.874cm" svg:height="0.874cm" svg:x="7.205cm" svg:y="6.89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1.624cm" svg:height="0.564cm" svg:x="6.868cm" svg:y="7.862cm">
          <draw:text-box>
            <text:p><text:span text:style-name="T5">Positives </text:span></text:p>
          </draw:text-box>
        </draw:frame>
        <draw:custom-shape draw:style-name="gr11" draw:text-style-name="P11" draw:layer="layout" svg:width="1.736cm" svg:height="0.743cm" svg:x="12.81cm" svg:y="6.18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0" draw:layer="layout" svg:width="1.857cm" svg:height="1.103cm" svg:x="12.985cm" svg:y="5.327cm">
          <draw:text-box>
            <text:p><text:span text:style-name="T5">Generate Negatives </text:span></text:p>
          </draw:text-box>
        </draw:frame>
        <draw:custom-shape draw:style-name="gr2" draw:text-style-name="P4" draw:layer="layout" svg:width="3.234cm" svg:height="1.2cm" svg:x="15.242cm" svg:y="9.887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3.23cm" svg:y1="10.472cm" svg:x2="15.242cm" svg:y2="10.472cm">
          <text:p/>
        </draw:line>
        <draw:custom-shape draw:style-name="gr1" draw:text-style-name="P2" draw:layer="layout" svg:width="0.874cm" svg:height="0.874cm" svg:x="7.096cm" svg:y="10.00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1.624cm" svg:height="0.564cm" svg:x="6.759cm" svg:y="10.976cm">
          <draw:text-box>
            <text:p><text:span text:style-name="T5">Positives </text:span></text:p>
          </draw:text-box>
        </draw:frame>
        <draw:line draw:style-name="gr8" draw:text-style-name="P5" draw:layer="layout" svg:x1="7.97cm" svg:y1="10.459cm" svg:x2="9.982cm" svg:y2="10.459cm">
          <text:p/>
        </draw:line>
        <draw:custom-shape draw:style-name="gr2" draw:text-style-name="P13" draw:layer="layout" svg:width="3.234cm" svg:height="1.2cm" svg:x="9.996cm" svg:y="9.887cm">
          <text:p text:style-name="P12"><text:span text:style-name="T6">Negatives </text:span><text:span text:style-name="T6"><text:line-break/></text:span><text:span text:style-name="T6">Generator aka </text:span></text:p>
          <text:p text:style-name="P12"><text:span text:style-name="T7">TrainingAlignmentGenerator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624cm" svg:height="1.19cm" svg:x="13.425cm" svg:y="10.472cm">
          <draw:text-box>
            <text:p><text:span text:style-name="T5">Positives and negatives</text:span></text:p>
          </draw:text-box>
        </draw:frame>
        <draw:custom-shape draw:style-name="gr2" draw:text-style-name="P4" draw:layer="layout" svg:width="3.234cm" svg:height="1.2cm" svg:x="15.218cm" svg:y="12.643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3.206cm" svg:y1="13.228cm" svg:x2="15.218cm" svg:y2="13.228cm">
          <text:p/>
        </draw:line>
        <draw:custom-shape draw:style-name="gr1" draw:text-style-name="P2" draw:layer="layout" svg:width="0.874cm" svg:height="0.874cm" svg:x="7.072cm" svg:y="12.76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624cm" svg:height="1.19cm" svg:x="6.735cm" svg:y="13.732cm">
          <draw:text-box>
            <text:p><text:span text:style-name="T5">Precise Previous</text:span><text:span text:style-name="T5"><text:line-break/></text:span><text:span text:style-name="T5">Matcher </text:span></text:p>
          </draw:text-box>
        </draw:frame>
        <draw:line draw:style-name="gr8" draw:text-style-name="P5" draw:layer="layout" svg:x1="7.946cm" svg:y1="13.215cm" svg:x2="9.958cm" svg:y2="13.215cm">
          <text:p/>
        </draw:line>
        <draw:custom-shape draw:style-name="gr2" draw:text-style-name="P4" draw:layer="layout" svg:width="3.234cm" svg:height="1.2cm" svg:x="9.972cm" svg:y="12.643cm">
          <text:p text:style-name="P14"><text:span text:style-name="T6">Negatives </text:span><text:span text:style-name="T6"><text:line-break/></text:span><text:span text:style-name="T6">Generator aka </text:span></text:p>
          <text:p text:style-name="P14"><text:span text:style-name="T7">TrainingAlignmentGenerator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624cm" svg:height="1.19cm" svg:x="13.401cm" svg:y="13.228cm">
          <draw:text-box>
            <text:p><text:span text:style-name="T5">Positives and negatives</text:span></text:p>
          </draw:text-box>
        </draw:frame>
        <draw:frame draw:style-name="gr12" draw:text-style-name="P15" draw:layer="layout" svg:width="6.153cm" svg:height="3.009cm" svg:x="20.157cm" svg:y="10.67cm">
          <draw:text-box>
            <text:p><text:span text:style-name="T8">Negatives Generation Strategy</text:span></text:p>
            <text:p><text:span text:style-name="T9">(1) Implied 1-1 alignment with other Matcher</text:span></text:p>
            <text:p><text:span text:style-name="T9">(2) Shuffle (random picks from carthesian product)</text:span><text:span text:style-name="T9"><text:line-break/></text:span><text:span text:style-name="T9">(3) Logic</text:span></text:p>
            <text:p><text:span text:style-name="T9">(4) ...</text:span></text:p>
          </draw:text-box>
        </draw:frame>
        <draw:line draw:style-name="gr13" draw:text-style-name="P16" draw:layer="layout" svg:x1="6.436cm" svg:y1="5.55cm" svg:x2="16.268cm" svg:y2="8.012cm">
          <text:p/>
        </draw:line>
        <draw:line draw:style-name="gr13" draw:text-style-name="P16" draw:layer="layout" svg:x1="6.522cm" svg:y1="8.467cm" svg:x2="15.875cm" svg:y2="5.28cm">
          <text:p/>
        </draw:line>
        <draw:frame draw:style-name="gr14" draw:text-style-name="P15" draw:layer="layout" svg:width="6.153cm" svg:height="1.673cm" svg:x="2.154cm" svg:y="10.302cm">
          <draw:text-box>
            <text:p><text:span text:style-name="T8">Sampling from</text:span><text:span text:style-name="T8"><text:line-break/></text:span><text:span text:style-name="T8">Reference</text:span></text:p>
          </draw:text-box>
        </draw:frame>
        <draw:frame draw:style-name="gr14" draw:text-style-name="P15" draw:layer="layout" svg:width="6.153cm" svg:height="1.673cm" svg:x="2.094cm" svg:y="12.715cm">
          <draw:text-box>
            <text:p><text:span text:style-name="T8">Using a Precise</text:span><text:span text:style-name="T8"><text:line-break/></text:span><text:span text:style-name="T8">Matcher</text:span></text:p>
          </draw:text-box>
        </draw:frame>
        <draw:frame draw:style-name="gr15" draw:text-style-name="P15" draw:layer="layout" svg:width="6.153cm" svg:height="2.237cm" svg:x="19.961cm" svg:y="4.59cm">
          <draw:text-box>
            <text:p text:style-name="P17"><text:span text:style-name="T10">New Interface</text:span><text:span text:style-name="T10"><text:line-break/></text:span><text:span text:style-name="T11">TrainingAlignmentGenerator</text:span><text:span text:style-name="T12"><text:line-break/></text:span><text:span text:style-name="T13">AddNegatives</text:span><text:span text:style-name="T12"><text:line-break/></text:span><text:span text:style-name="T14">TrainingDataGenerator</text:span></text:p>
            <text:p text:style-name="P17"><text:span text:style-name="T14">TrainingGenerator</text:span></text:p>
          </draw:text-box>
        </draw:frame>
        <draw:frame draw:style-name="gr16" draw:text-style-name="P15" draw:layer="layout" svg:width="6.153cm" svg:height="3.025cm" svg:x="19.949cm" svg:y="7.015cm">
          <draw:text-box>
            <text:p text:style-name="P17"><text:span text:style-name="T10">No Postfix – use AddNegatives as Prefix e.g.:</text:span><text:span text:style-name="T10"><text:line-break/></text:span><text:span text:style-name="T10"/></text:p>
            <text:p text:style-name="P17"><text:span text:style-name="T13">AddNegativesViaMatcher</text:span><text:span text:style-name="T12"><text:line-break/></text:span><text:span text:style-name="T15">AddNegativesViaRandomDraw</text:span><text:span text:style-name="T15"><text:line-break/></text:span><text:span text:style-name="T15">AddNegativesByShuffling</text:span><text:span text:style-name="T12"><text:line-break/></text:span><text:span text:style-name="T13">AddNegativesRandoml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9" draw:layer="layout" svg:width="25.199cm" svg:height="2.629cm" svg:x="1.4cm" svg:y="0.628cm" presentation:class="title">
          <draw:text-box>
            <text:p>AddNegativesViaMatcher</text:p>
          </draw:text-box>
        </draw:frame>
        <draw:frame presentation:style-name="pr3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In: OtherMatcher, Correct Alignment</text:span></text:p>
              </text:list-item>
              <text:list-item>
                <text:p><text:span text:style-name="T16">Keep correct</text:span></text:p>
              </text:list-item>
              <text:list-item>
                <text:p><text:span text:style-name="T16">Add </text:span><text:span text:style-name="T17">INTERSECT(OtherMatcher.alignment, correctAlignment)</text:span><text:span text:style-name="T16"> as false (</text:span><text:span text:style-name="T17">INCOMPAT</text:span><text:span text:style-name="T16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19" draw:layer="layout" svg:width="25.199cm" svg:height="2.629cm" svg:x="1.4cm" svg:y="0.628cm" presentation:class="title" presentation:user-transformed="true">
          <draw:text-box>
            <text:p><text:span text:style-name="T18">AddNegativesRandomlyOneOneAssumption</text:span></text:p>
          </draw:text-box>
        </draw:frame>
        <draw:frame presentation:style-name="pr3" draw:text-style-name="P1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In: </text:span><text:span text:style-name="T19">correctAlignment</text:span><text:span text:style-name="T16">, </text:span><text:span text:style-name="T17">numberOfNegativesPerPositiveCorrespondence</text:span></text:p>
              </text:list-item>
              <text:list-item>
                <text:p><text:span text:style-name="T16">Keep correct</text:span></text:p>
              </text:list-item>
              <text:list-item>
                <text:p><text:span text:style-name="T20">Add <text:s/>as false (</text:span><text:span text:style-name="T21">INCOMPAT</text:span><text:span text:style-name="T20">):</text:span><text:span text:style-name="T20"><text:line-break/></text:span><text:span text:style-name="T20"><text:line-break/></text:span><text:span text:style-name="T22">FOR</text:span><text:span text:style-name="T21"> c </text:span><text:span text:style-name="T22">IN</text:span><text:span text:style-name="T23"> correctAlignment:</text:span><text:span text:style-name="T23"><text:line-break/></text:span><text:span text:style-name="T23"><text:tab/></text:span><text:span text:style-name="T22">DO</text:span><text:span text:style-name="T23"> numberOfNegativesPerPositiveCorrespondence</text:span><text:span text:style-name="T17"> </text:span><text:span text:style-name="T24">TIMES</text:span><text:span text:style-name="T17">:</text:span><text:span text:style-name="T17"><text:line-break/></text:span><text:span text:style-name="T17"><text:tab/></text:span><text:span text:style-name="T17"><text:tab/></text:span><text:span text:style-name="T24">ADD</text:span><text:span text:style-name="T17">(c.element1, randomEntity(ontology2), INCOMPAT)</text:span><text:span text:style-name="T17"><text:line-break/></text:span><text:span text:style-name="T17"><text:tab/></text:span><text:span text:style-name="T17"><text:tab/></text:span><text:span text:style-name="T24">ADD</text:span><text:span text:style-name="T17">(randomEntity(ontology1), c.element2, INCOMPAT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19" draw:layer="layout" svg:width="25.199cm" svg:height="2.629cm" svg:x="1.4cm" svg:y="0.628cm" presentation:class="title" presentation:user-transformed="true">
          <draw:text-box>
            <text:p><text:span text:style-name="T18">AddNegativesRandomlyAbsolute</text:span></text:p>
          </draw:text-box>
        </draw:frame>
        <draw:frame presentation:style-name="pr3" draw:text-style-name="P18" draw:layer="layout" svg:width="25.199cm" svg:height="9.134cm" svg:x="1.091cm" svg:y="3.924cm" presentation:class="outline" presentation:user-transformed="true">
          <draw:text-box>
            <text:list text:style-name="L2">
              <text:list-item>
                <text:p><text:span text:style-name="T16">In: optionally </text:span><text:span text:style-name="T17">correctAlignment</text:span><text:span text:style-name="T16">, </text:span><text:span text:style-name="T17">absoluteNegatives</text:span></text:p>
              </text:list-item>
              <text:list-item>
                <text:p><text:span text:style-name="T16">Keep correct</text:span></text:p>
              </text:list-item>
              <text:list-item>
                <text:p><text:span text:style-name="T16">Config boolean </text:span><text:span text:style-name="T17">isHomogenousAlignment</text:span></text:p>
              </text:list-item>
              <text:list-item>
                <text:p><text:span text:style-name="T20">Add <text:s/>as false (</text:span><text:span text:style-name="T21">INCOMPAT</text:span><text:span text:style-name="T20">):</text:span></text:p>
                <text:p><text:span text:style-name="T25"><text:line-break/></text:span><text:span text:style-name="T26">WHILE </text:span><text:span text:style-name="T27">negatives &lt; absoluteNegatives:</text:span><text:span text:style-name="T26"><text:line-break/></text:span><text:span text:style-name="T26"><text:tab/></text:span><text:span text:style-name="T26">ADD</text:span><text:span text:style-name="T27">(randomEntity(ontology1), randomEntity(ontology2), INCOMPAT</text:span><text:span text:style-name="T26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19" draw:layer="layout" svg:width="25.199cm" svg:height="2.629cm" svg:x="1.4cm" svg:y="0.628cm" presentation:class="title" presentation:user-transformed="true">
          <draw:text-box>
            <text:p><text:span text:style-name="T18">AddNegativesRandomlyShare</text:span></text:p>
          </draw:text-box>
        </draw:frame>
        <draw:frame presentation:style-name="pr3" draw:text-style-name="P18" draw:layer="layout" svg:width="25.199cm" svg:height="9.134cm" svg:x="1.218cm" svg:y="4.557cm" presentation:class="outline" presentation:user-transformed="true">
          <draw:text-box>
            <text:list text:style-name="L2">
              <text:list-item>
                <text:p><text:span text:style-name="T16">In: </text:span><text:span text:style-name="T17">correctAlignment</text:span><text:span text:style-name="T16">, </text:span><text:span text:style-name="T17">shareOfNegatives</text:span></text:p>
              </text:list-item>
              <text:list-item>
                <text:p><text:span text:style-name="T16">Keep correct</text:span></text:p>
              </text:list-item>
              <text:list-item>
                <text:p text:style-name="P20"><text:span text:style-name="T16">Config boolean </text:span><text:span text:style-name="T17">isHomogenousAlignment</text:span></text:p>
              </text:list-item>
              <text:list-item>
                <text:p><text:span text:style-name="T20">Add <text:s/>as false (</text:span><text:span text:style-name="T21">INCOMPAT</text:span><text:span text:style-name="T20">):</text:span><text:span text:style-name="T20"><text:line-break/></text:span><text:span text:style-name="T20"/></text:p>
                <text:p text:style-name="P20"><text:span text:style-name="T26">WHILE</text:span><text:span text:style-name="T27"> negatives/(negatives + correctAlignment.size()) &lt; shareOfNegatives</text:span><text:span text:style-name="T27"><text:line-break/></text:span><text:span text:style-name="T27"><text:tab/></text:span><text:span text:style-name="T26">ADD</text:span><text:span text:style-name="T27">(randomEntity(ontology1), randomEntity(ontology2), INCOMPAT</text:span><text:span text:style-name="T26">)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22T14:46:51.889518084</meta:creation-date>
    <dc:date>2021-07-23T11:32:13.603000000</dc:date>
    <meta:editing-duration>PT2H1M1S</meta:editing-duration>
    <meta:editing-cycles>26</meta:editing-cycles>
    <meta:generator>LibreOffice/6.4.3.2$Windows_X86_64 LibreOffice_project/747b5d0ebf89f41c860ec2a39efd7cb15b54f2d8</meta:generator>
    <meta:document-statistic meta:object-count="106"/>
  </office:meta>
</office:document-meta>
</file>